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imSun" svg:font-family="SimSun, 宋体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20.29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20.29cm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1.3" style:family="table-row">
      <style:table-row-properties style:min-row-height="0.168cm" fo:keep-together="always"/>
    </style:style>
    <style:style style:name="Tableau1.A3" style:family="table-cell">
      <style:table-cell-properties style:vertical-align="top" fo:padding="0cm" fo:border="0.5pt solid #000080" style:writing-mode="lr-tb"/>
    </style:style>
    <style:style style:name="Tableau1.4" style:family="table-row">
      <style:table-row-properties fo:keep-together="always"/>
    </style:style>
    <style:style style:name="Tableau1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1.5" style:family="table-row">
      <style:table-row-properties fo:keep-together="always"/>
    </style:style>
    <style:style style:name="Tableau1.A5" style:family="table-cell">
      <style:table-cell-properties style:vertical-align="top" fo:padding="0cm" fo:border="0.5pt solid #00008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Calibri2" officeooo:paragraph-rsid="00528d9a"/>
    </style:style>
    <style:style style:name="P2" style:family="paragraph" style:parent-style-name="Standard">
      <style:text-properties style:font-name="Calibri2" fo:font-weight="normal" officeooo:rsid="0032c8eb" officeooo:paragraph-rsid="00528d9a" style:font-weight-asian="normal" style:font-weight-complex="normal"/>
    </style:style>
    <style:style style:name="P3" style:family="paragraph" style:parent-style-name="Text_20_body" style:master-page-name="Standard">
      <style:paragraph-properties style:page-number="auto"/>
      <style:text-properties style:font-name="Calibri2" officeooo:paragraph-rsid="00528d9a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Calibri2" fo:font-size="14pt" officeooo:rsid="001a79ff" officeooo:paragraph-rsid="00535438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2" fo:font-size="12pt" fo:language="fr" fo:country="FR" style:text-underline-style="none" fo:font-weight="normal" officeooo:rsid="002001a4" officeooo:paragraph-rsid="00535438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2" fo:font-size="12pt" officeooo:paragraph-rsid="00528d9a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Calibri2" fo:font-size="12pt" officeooo:rsid="0024fdd6" officeooo:paragraph-rsid="00535438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Calibri2" fo:font-size="12pt" fo:font-weight="normal" officeooo:rsid="002001a4" officeooo:paragraph-rsid="0053543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Calibri2" fo:font-size="12pt" fo:font-weight="normal" officeooo:rsid="00535438" officeooo:paragraph-rsid="0053543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libri2" fo:font-size="12pt" style:text-underline-style="none" fo:font-weight="normal" officeooo:rsid="0024fdd6" officeooo:paragraph-rsid="0053543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libri2" fo:font-size="12pt" style:text-underline-style="none" fo:font-weight="normal" officeooo:rsid="002001a4" officeooo:paragraph-rsid="00535438" style:font-size-asian="12pt" style:font-weight-asian="normal" style:font-size-complex="12pt" style:font-weight-complex="normal"/>
    </style:style>
    <style:style style:name="T1" style:family="text">
      <style:text-properties fo:color="#000000" loext:opacity="100%" fo:font-size="14pt" officeooo:rsid="001a79ff" style:font-size-asian="14pt" style:font-size-complex="14pt"/>
    </style:style>
    <style:style style:name="T2" style:family="text">
      <style:text-properties fo:color="#000000" loext:opacity="100%" fo:font-size="14pt" officeooo:rsid="002c0a20" style:font-size-asian="14pt" style:font-size-complex="14pt"/>
    </style:style>
    <style:style style:name="T3" style:family="text">
      <style:text-properties officeooo:rsid="001b927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01a4" style:font-weight-asian="bold" style:font-weight-complex="bold"/>
    </style:style>
    <style:style style:name="T8" style:family="text">
      <style:text-properties fo:font-weight="bold" officeooo:rsid="00535438" style:font-weight-asian="bold" style:font-weight-complex="bold"/>
    </style:style>
    <style:style style:name="T9" style:family="text">
      <style:text-properties style:use-window-font-color="true" loext:opacity="0%" style:font-name="Calibri1" fo:font-size="11pt" fo:language="fr" fo:country="FR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10" style:family="text">
      <style:text-properties style:use-window-font-color="true" loext:opacity="0%" style:font-name="Calibri1" fo:font-size="11pt" fo:language="fr" fo:country="FR" officeooo:rsid="00535438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11" style:family="text">
      <style:text-properties style:use-window-font-color="true" loext:opacity="0%" style:font-name="Calibri1" fo:font-size="11pt" fo:language="fr" fo:country="FR" fo:font-weight="bold" officeooo:rsid="00535438" style:font-name-asian="SimSun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12" style:family="text">
      <style:text-properties style:use-window-font-color="true" loext:opacity="0%" fo:font-size="11pt" fo:language="fr" fo:country="FR" fo:font-weight="bold" officeooo:rsid="00535438" style:font-name-asian="SimSun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13" style:family="text">
      <style:text-properties style:use-window-font-color="true" loext:opacity="0%" fo:language="fr" fo:country="FR" fo:font-weight="bold" officeooo:rsid="00535438" style:font-name-asian="SimSun" style:language-asian="zh" style:country-asian="CN" style:font-weight-asian="bold" style:font-name-complex="Calibri1" style:language-complex="ar" style:country-complex="SA" style:font-weight-complex="bold"/>
    </style:style>
    <style:style style:name="T14" style:family="text">
      <style:text-properties officeooo:rsid="002001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2">Chapitre 1 : </text:span><text:span text:style-name="T3">L’eau autour de nous</text:span></text:p>
          </table:table-cell>
        </table:table-row>
        <table:table-row table:style-name="Tableau1.2">
          <table:table-cell table:style-name="Tableau1.A2" office:value-type="string">
            <text:p text:style-name="P6">Ce que je dois « savoir » :</text:p>
          </table:table-cell>
        </table:table-row>
        <table:table-row table:style-name="Tableau1.3">
          <table:table-cell table:style-name="Tableau1.A3" office:value-type="string">
            <text:p text:style-name="P7"><text:span text:style-name="T4">Définition :</text:span><text:span text:style-name="T5"> Corps pur, mélange.</text:span></text:p>
            <text:p text:style-name="P7"><text:span text:style-name="T5"/></text:p>
            <text:p text:style-name="P8">Connaître les nom des différents états de l’eau et leurs propriétés. </text:p>
            <text:p text:style-name="P8"/>
            <text:p text:style-name="P8">Connaître et comprendre les différents processus de traitements des eaux.</text:p>
            <text:p text:style-name="P8"/>
            <text:p text:style-name="P9">Il y a conservation de la masse lors d’un changement d’état.</text:p>
            <text:p text:style-name="P8"/>
            <text:p text:style-name="P5">Connaître le nom des différents changements d’état.</text:p>
          </table:table-cell>
        </table:table-row>
        <table:table-row table:style-name="Tableau1.4">
          <table:table-cell table:style-name="Tableau1.A4" office:value-type="string">
            <text:p text:style-name="P6">Ce que je dois « savoir-faire » :</text:p>
          </table:table-cell>
        </table:table-row>
        <table:table-row table:style-name="Tableau1.5">
          <table:table-cell table:style-name="Tableau1.A5" office:value-type="string">
            <text:p text:style-name="P10"><text:span text:style-name="T6">Caractériser</text:span> les différents états d’un corps pur.</text:p>
            <text:p text:style-name="P10"/>
            <text:p text:style-name="P10"><text:span text:style-name="T13">D</text:span><text:span text:style-name="T7">ifférencier</text:span><text:span text:style-name="T14"> corps purs et mélange.</text:span></text:p>
            <text:p text:style-name="P10"/>
            <text:p text:style-name="P11"><text:span text:style-name="T6">Proposer </text:span>un protocole pour montrer que la masse d’un corps est constante lors d’un changement d’état.</text:p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imSun" svg:font-family="SimSun, 宋体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M50S</meta:editing-duration>
    <meta:editing-cycles>4</meta:editing-cycles>
    <meta:generator>LibreOffice/7.0.4.2$Linux_X86_64 LibreOffice_project/00$Build-2</meta:generator>
    <meta:creation-date>2020-12-31T15:41:10.524284281</meta:creation-date>
    <meta:initial-creator>J Cercy</meta:initial-creator>
    <dc:date>2020-12-31T15:47:00.693687216</dc:date>
    <dc:creator>J Cercy</dc:creator>
    <meta:document-statistic meta:table-count="1" meta:image-count="0" meta:object-count="0" meta:page-count="1" meta:paragraph-count="11" meta:word-count="95" meta:character-count="563" meta:non-whitespace-character-count="478"/>
    <meta:template xlink:type="simple" xlink:actuate="onRequest" xlink:title="attendus_type" xlink:href="../../../../../../../mes_ressources/document%20type/attendus_type.ott" meta:date="2020-12-31T15:41:09.499977915"/>
  </office:meta>
</office:document-meta>
</file>